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P1" style:family="paragraph" style:parent-style-name="Standard">
      <style:text-properties fo:font-size="18pt" fo:font-style="normal" style:text-underline-style="solid" style:text-underline-width="auto" style:text-underline-color="font-color" fo:font-weight="normal" officeooo:rsid="0025c159" officeooo:paragraph-rsid="00384106" style:font-size-asian="15.75pt" style:font-style-asian="normal" style:font-weight-asian="normal" style:font-size-complex="18pt" style:font-style-complex="normal" style:font-weight-complex="normal"/>
    </style:style>
    <style:style style:name="P2"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25c159" officeooo:paragraph-rsid="003d9186" style:font-size-asian="15.75pt" style:font-style-asian="normal" style:font-weight-asian="normal" style:font-size-complex="18pt" style:font-style-complex="normal" style:font-weight-complex="normal"/>
    </style:style>
    <style:style style:name="P3" style:family="paragraph" style:parent-style-name="Standard">
      <style:text-properties fo:font-size="18pt" style:text-underline-style="solid" style:text-underline-width="auto" style:text-underline-color="font-color" fo:font-weight="normal" officeooo:rsid="0025c159" officeooo:paragraph-rsid="0025c159" style:font-size-asian="15.75pt" style:font-weight-asian="normal" style:font-size-complex="18pt" style:font-weight-complex="normal"/>
    </style:style>
    <style:style style:name="P4" style:family="paragraph" style:parent-style-name="Standard">
      <style:text-properties fo:font-size="22pt" style:text-underline-style="solid" style:text-underline-width="auto" style:text-underline-color="font-color" officeooo:rsid="001b357c" officeooo:paragraph-rsid="001b357c" style:font-size-asian="22pt" style:font-size-complex="22pt"/>
    </style:style>
    <style:style style:name="P5" style:family="paragraph" style:parent-style-name="Standard" style:list-style-name="L1">
      <style:text-properties fo:font-size="14pt" style:text-underline-style="none" officeooo:rsid="001b357c" officeooo:paragraph-rsid="001b357c" style:font-size-asian="12.25pt" style:font-size-complex="14pt"/>
    </style:style>
    <style:style style:name="P6" style:family="paragraph" style:parent-style-name="Standard" style:list-style-name="L2">
      <style:text-properties fo:font-size="14pt" style:text-underline-style="none" officeooo:rsid="00281eb6" officeooo:paragraph-rsid="00281eb6" style:font-size-asian="12.25pt" style:font-size-complex="14pt"/>
    </style:style>
    <style:style style:name="P7" style:family="paragraph" style:parent-style-name="Standard" style:list-style-name="L1">
      <style:text-properties fo:font-size="14pt" style:text-underline-style="none" fo:font-weight="normal" officeooo:rsid="001cf78d" officeooo:paragraph-rsid="001cf78d" style:font-size-asian="12.25pt" style:font-weight-asian="normal" style:font-size-complex="14pt" style:font-weight-complex="normal"/>
    </style:style>
    <style:style style:name="P8" style:family="paragraph" style:parent-style-name="Standard" style:list-style-name="L2">
      <style:text-properties fo:font-size="14pt" style:text-underline-style="none" fo:font-weight="normal" officeooo:rsid="00276079" officeooo:paragraph-rsid="00276079" style:font-size-asian="12.25pt" style:font-weight-asian="normal" style:font-size-complex="14pt" style:font-weight-complex="normal"/>
    </style:style>
    <style:style style:name="P9" style:family="paragraph" style:parent-style-name="Standard" style:list-style-name="L2">
      <style:text-properties fo:font-size="14pt" style:text-underline-style="none" fo:font-weight="bold" officeooo:rsid="0029f1db" officeooo:paragraph-rsid="0029f1db" style:font-size-asian="12.25pt" style:font-weight-asian="bold" style:font-size-complex="14pt" style:font-weight-complex="bold"/>
    </style:style>
    <style:style style:name="P10" style:family="paragraph" style:parent-style-name="Standard" style:list-style-name="L2">
      <style:text-properties fo:font-size="14pt" style:text-underline-style="none" fo:font-weight="bold" officeooo:rsid="002e8ae6" officeooo:paragraph-rsid="002e8ae6" style:font-size-asian="12.25pt" style:font-weight-asian="bold" style:font-size-complex="14pt" style:font-weight-complex="bold"/>
    </style:style>
    <style:style style:name="P11" style:family="paragraph" style:parent-style-name="Standard" style:list-style-name="L3">
      <style:text-properties fo:font-size="14pt" fo:font-style="normal" style:text-underline-style="none" fo:font-weight="normal" officeooo:rsid="00384106" officeooo:paragraph-rsid="00384106" style:font-size-asian="12.25pt" style:font-style-asian="normal" style:font-weight-asian="normal" style:font-size-complex="14pt" style:font-style-complex="normal" style:font-weight-complex="normal"/>
    </style:style>
    <style:style style:name="P12" style:family="paragraph" style:parent-style-name="Standard" style:list-style-name="L3">
      <style:text-properties fo:font-size="14pt" fo:font-style="normal" style:text-underline-style="none" fo:font-weight="normal" officeooo:rsid="0038b390" officeooo:paragraph-rsid="0038b390" style:font-size-asian="12.25pt" style:font-style-asian="normal" style:font-weight-asian="normal" style:font-size-complex="14pt" style:font-style-complex="normal" style:font-weight-complex="normal"/>
    </style:style>
    <style:style style:name="P13" style:family="paragraph" style:parent-style-name="Standard" style:list-style-name="L4">
      <style:paragraph-properties fo:text-align="start" style:justify-single-word="false"/>
      <style:text-properties fo:font-size="14pt" fo:font-style="normal" style:text-underline-style="none" fo:font-weight="normal" officeooo:rsid="003d9186" officeooo:paragraph-rsid="003d9186" style:font-size-asian="12.25pt" style:font-style-asian="normal" style:font-weight-asian="normal" style:font-size-complex="14pt" style:font-style-complex="normal" style:font-weight-complex="normal"/>
    </style:style>
    <style:style style:name="P14" style:family="paragraph" style:parent-style-name="Standard" style:list-style-name="L4">
      <style:paragraph-properties fo:text-align="start" style:justify-single-word="false"/>
      <style:text-properties fo:font-size="14pt" fo:font-style="normal" style:text-underline-style="none" fo:font-weight="normal" officeooo:rsid="0043d82b" officeooo:paragraph-rsid="003f50fe" style:font-size-asian="12.25pt" style:font-style-asian="normal" style:font-weight-asian="normal" style:font-size-complex="14pt" style:font-style-complex="normal" style:font-weight-complex="normal"/>
    </style:style>
    <style:style style:name="P15" style:family="paragraph" style:parent-style-name="Standard" style:list-style-name="L3">
      <style:text-properties fo:font-size="14pt" fo:font-style="normal" style:text-underline-style="none" fo:font-weight="bold" officeooo:rsid="00399063" officeooo:paragraph-rsid="00399063" style:font-size-asian="12.25pt" style:font-style-asian="normal" style:font-weight-asian="bold" style:font-size-complex="14pt" style:font-style-complex="normal" style:font-weight-complex="bold"/>
    </style:style>
    <style:style style:name="P16" style:family="paragraph" style:parent-style-name="Standard" style:list-style-name="L3">
      <style:text-properties fo:font-size="14pt" fo:font-style="normal" style:text-underline-style="none" fo:font-weight="bold" officeooo:rsid="003a0094" officeooo:paragraph-rsid="003a0094" style:font-size-asian="12.25pt" style:font-style-asian="normal" style:font-weight-asian="bold" style:font-size-complex="14pt" style:font-style-complex="normal" style:font-weight-complex="bold"/>
    </style:style>
    <style:style style:name="P17" style:family="paragraph" style:parent-style-name="Standard" style:list-style-name="L3">
      <style:text-properties fo:font-size="14pt" fo:font-style="normal" style:text-underline-style="none" fo:font-weight="bold" officeooo:rsid="003b8086" officeooo:paragraph-rsid="003d9186" style:font-size-asian="12.25pt" style:font-style-asian="normal" style:font-weight-asian="bold" style:font-size-complex="14pt" style:font-style-complex="normal" style:font-weight-complex="bold"/>
    </style:style>
    <style:style style:name="P18" style:family="paragraph" style:parent-style-name="Standard" style:list-style-name="L4">
      <style:paragraph-properties fo:text-align="start" style:justify-single-word="false"/>
      <style:text-properties fo:font-size="14pt" fo:font-style="normal" style:text-underline-style="none" fo:font-weight="bold" officeooo:rsid="003f50fe" officeooo:paragraph-rsid="003f50fe" style:font-size-asian="12.25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65af8" style:font-weight-asian="normal" style:font-weight-complex="normal"/>
    </style:style>
    <style:style style:name="T5" style:family="text">
      <style:text-properties fo:font-weight="normal" officeooo:rsid="003b2ab1" style:font-weight-asian="normal" style:font-weight-complex="normal"/>
    </style:style>
    <style:style style:name="T6" style:family="text">
      <style:text-properties fo:font-weight="normal" officeooo:rsid="003d20c3" style:font-weight-asian="normal" style:font-weight-complex="normal"/>
    </style:style>
    <style:style style:name="T7" style:family="text">
      <style:text-properties fo:font-weight="normal" officeooo:rsid="003f934a" style:font-weight-asian="normal" style:font-weight-complex="normal"/>
    </style:style>
    <style:style style:name="T8" style:family="text">
      <style:text-properties fo:font-weight="normal" officeooo:rsid="004162f2" style:font-weight-asian="normal" style:font-weight-complex="normal"/>
    </style:style>
    <style:style style:name="T9" style:family="text">
      <style:text-properties fo:font-weight="normal" officeooo:rsid="00427e79" style:font-weight-asian="normal" style:font-weight-complex="normal"/>
    </style:style>
    <style:style style:name="T10" style:family="text">
      <style:text-properties fo:font-weight="normal" officeooo:rsid="0043d82b" style:font-weight-asian="normal" style:font-weight-complex="normal"/>
    </style:style>
    <style:style style:name="T11" style:family="text">
      <style:text-properties fo:font-weight="normal" officeooo:rsid="00441c30" style:font-weight-asian="normal" style:font-weight-complex="normal"/>
    </style:style>
    <style:style style:name="T12" style:family="text">
      <style:text-properties fo:font-style="italic" officeooo:rsid="002b9af7" style:font-style-asian="italic" style:font-style-complex="italic"/>
    </style:style>
    <style:style style:name="T13" style:family="text">
      <style:text-properties fo:font-style="italic" fo:font-weight="normal" officeooo:rsid="002b9af7"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8dcb9"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28dcb9" style:font-style-asian="normal" style:font-style-complex="normal"/>
    </style:style>
    <style:style style:name="T18" style:family="text">
      <style:text-properties fo:font-style="normal" officeooo:rsid="002b9af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8dcb9" style:font-style-asian="normal" style:font-weight-asian="normal" style:font-style-complex="normal" style:font-weight-complex="normal"/>
    </style:style>
    <style:style style:name="T21" style:family="text">
      <style:text-properties fo:font-style="normal" fo:font-weight="normal" officeooo:rsid="002b73b9" style:font-style-asian="normal" style:font-weight-asian="normal" style:font-style-complex="normal" style:font-weight-complex="normal"/>
    </style:style>
    <style:style style:name="T22" style:family="text">
      <style:text-properties fo:font-style="normal" fo:font-weight="normal" officeooo:rsid="002b9af7" style:font-style-asian="normal" style:font-weight-asian="normal" style:font-style-complex="normal" style:font-weight-complex="normal"/>
    </style:style>
    <style:style style:name="T23" style:family="text">
      <style:text-properties fo:font-style="normal" fo:font-weight="normal" officeooo:rsid="002d227f" style:font-style-asian="normal" style:font-weight-asian="normal" style:font-style-complex="normal" style:font-weight-complex="normal"/>
    </style:style>
    <style:style style:name="T24" style:family="text">
      <style:text-properties officeooo:rsid="00384106"/>
    </style:style>
    <style:style style:name="T25" style:family="text">
      <style:text-properties officeooo:rsid="003d9186"/>
    </style:style>
    <style:style style:name="T26" style:family="text">
      <style:text-properties officeooo:rsid="003dff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rtSwigger Academy – Authentication Vulnerabilities</text:p>
      <text:list xml:id="list4113810917" text:style-name="L1">
        <text:list-item>
          <text:p text:style-name="P5">Authentication is the process of verifying the identity of a given user or client</text:p>
        </text:list-item>
        <text:list-item>
          <text:p text:style-name="P5">There are three authentication factors which make up the categories of authentication – Something you <text:span text:style-name="T2">know</text:span><text:span text:style-name="T3">(password, security question, etc), Something you </text:span><text:span text:style-name="T2">have</text:span><text:span text:style-name="T3">(mobile phone, security token, physical keys, etc), Something you </text:span><text:span text:style-name="T2">are</text:span><text:span text:style-name="T3"> or </text:span><text:span text:style-name="T2">do</text:span><text:span text:style-name="T3">(biometrics, patterns of behavio</text:span><text:span text:style-name="T4">u</text:span><text:span text:style-name="T3">r, etc).</text:span></text:p>
        </text:list-item>
        <text:list-item>
          <text:p text:style-name="P7">Authentication is the process of verifying that a user is who they claim to be. Authorisation is verifying if a user is allowed to do something.</text:p>
        </text:list-item>
        <text:list-item>
          <text:p text:style-name="P7">Authentication vulnerabilities arise from two main ways – weak authentication mechanisms which do not defend brute-force attacks adequately or logic flaws/poor coding which allow for bypasses of the authentication process.</text:p>
        </text:list-item>
      </text:list>
      <text:p text:style-name="P3">Vulnerabilities in password-based login</text:p>
      <text:list xml:id="list3785161283" text:style-name="L2">
        <text:list-item>
          <text:p text:style-name="P8">A brute-force attack is when an attacker user a system of trial and error in an attempt to, in this case, guess the valid user credentials of another user.</text:p>
        </text:list-item>
        <text:list-item>
          <text:p text:style-name="P6"><text:span text:style-name="T1">Brute-forcing usernames</text:span><text:span text:style-name="T3"> can be made easier by spotting patterns. For example, employees of a business might all have the same email/username format such as </text:span><text:a xlink:type="simple" xlink:href="mailto:firstname.lastname@companyname.com" text:style-name="Internet_20_link" text:visited-style-name="Visited_20_Internet_20_Link"><text:span text:style-name="T14">firstname.lastname@companyname.com</text:span></text:a><text:span text:style-name="T19">. High-privileged accounts might also have predictable usernames such as </text:span><text:span text:style-name="T14">admin</text:span><text:span text:style-name="T19"> or </text:span><text:span text:style-name="T14">administrator.</text:span><text:span text:style-name="T15"> </text:span><text:span text:style-name="T20">During auditing, check whether the website discloses any usernames or potential usernames publicly. It might also be worth monitoring HTTP responses to see if any email addresses are disclosed.</text:span></text:p>
        </text:list-item>
        <text:list-item>
          <text:p text:style-name="P9"><text:span text:style-name="T17">B</text:span><text:span text:style-name="T16">rute-forcing passwords</text:span><text:span text:style-name="T19">. </text:span><text:span text:style-name="T21">Most websites have some form of password policy which forces users to create ‘harder to crack’ passwords. This will be things such as minimum number of characters and forcing them to include a certain amount of upper case letters, lower case letters, and special characters. </text:span><text:span text:style-name="T22">These might make it harder for a computer to crack them but it doesn’t mean the passwords are going to be ‘strong’. For example, if </text:span><text:span text:style-name="T13">mypassword</text:span><text:span text:style-name="T12"> </text:span><text:span text:style-name="T22">is not allowed, a user might create something like </text:span><text:span text:style-name="T12">MyPassword1!</text:span><text:span text:style-name="T22"> </text:span><text:span text:style-name="T23">a</text:span><text:span text:style-name="T22">s it is easier to remember and still meets the requirements of the password policy.</text:span></text:p>
        </text:list-item>
        <text:list-item>
          <text:p text:style-name="P10"><text:span text:style-name="T18">U</text:span><text:span text:style-name="T16">sername enumeration</text:span><text:span text:style-name="T19"> is when an attacker is able to observe changes in a websites behavior to identity whether a given username is valid. This could be things such as a </text:span><text:span text:style-name="T16">different status code, different error messages, and different response times</text:span><text:span text:style-name="T19">.</text:span></text:p>
        </text:list-item>
      </text:list>
      <text:p text:style-name="P1">Vulnerabilities in <text:span text:style-name="T24">multi-factor authentication</text:span></text:p>
      <text:list xml:id="list2049301409" text:style-name="L3">
        <text:list-item>
          <text:p text:style-name="P11">Multi-factor authentication usually requires the user to enter a password and a temporary verification code from an out-of-band physical device that they have in their possession.</text:p>
        </text:list-item>
        <text:list-item>
          <text:p text:style-name="P11">True multi-factor authentication will verify multiple different factors. Verifying the same factor in two different ways is not true two-factor authentication. For example, sending a verification code to an email address is not really multi-factor authentication as the user has already provided a password and now has <text:soft-page-break/>to access a code which only requires them to know the password for the email account. The knowledge factor is being checked twice in this case</text:p>
        </text:list-item>
        <text:list-item>
          <text:p text:style-name="P12">Verification codes are usually read by the user from a device such as a mobile phone. However, many high-security websites provide users with a dedicated device for this purpose instead. </text:p>
        </text:list-item>
        <text:list-item>
          <text:p text:style-name="P12">Another way that codes can be received is through SMS. This is not optimal as the message could be intercepted and the risk of SIM swapping whereby an attacker fraudulently obtains a SIM card with the same phone number as the victim causing them to receive the code as well.</text:p>
        </text:list-item>
        <text:list-item>
          <text:p text:style-name="P15">Bypassing two-factor authentication <text:span text:style-name="T3">can be done in a few ways. One way is if a web app asks for a password and then takes the user to a new page to then request the verification code. It may be the case that the user is already put into a ‘logged-in state’ and doesn’t actually need to enter the code as the website will not check it properly.</text:span></text:p>
        </text:list-item>
        <text:list-item>
          <text:p text:style-name="P16">Flawed two-factor verification logic <text:span text:style-name="T3">can be a </text:span><text:span text:style-name="T5">problem. For example, if when submitting a verification code a cookie is stored with the username to match the verification with the user, an attacker could brute-force verification codes and change the username cookie to a username that they know of or are also brute forcing. </text:span></text:p>
        </text:list-item>
        <text:list-item>
          <text:p text:style-name="P17">Brute-forcing 2FA verification codes <text:span text:style-name="T3">is easy as the codes are only 4 to 8 digits on average. Web apps must setup adequate protection to avoid this. </text:span><text:span text:style-name="T6">Some websites will log you out or set you back a phase however this is not effective as an attacker can write a macro/script to get them back to where they want to be when they are set back.</text:span></text:p>
        </text:list-item>
      </text:list>
      <text:p text:style-name="P2"><text:span text:style-name="T24">Vulnerabilities in </text:span><text:span text:style-name="T25">other authentication mechanisms</text:span></text:p>
      <text:list xml:id="list1827395659" text:style-name="L4">
        <text:list-item>
          <text:p text:style-name="P13"><text:span text:style-name="T1">Remember me tokens </text:span>can be dangerous if not implemented properly as it could allow an attacker to bypass the login in process and access another users account. The attacker can create an account and try to work out how the cookie is create. For example, it might be the username + a time stamp which is then Base64 encoded which an attacker can easily reverse. <text:span text:style-name="T26">If the web app is using an open-source framework, the attacker might be able to find detailed documentation which describes each stage of the process and exactly how the cookie is constructed.</text:span></text:p>
        </text:list-item>
        <text:list-item>
          <text:p text:style-name="P18">Resetting user passwords<text:span text:style-name="T3"> can create problems if not setup properly. An attacker could reset a</text:span><text:span text:style-name="T7">nother users password through different methods. Using emails </text:span><text:span text:style-name="T9">to send them a new password or tell them their current one </text:span><text:span text:style-name="T7">is not secure as the inbox is persistent and users tend to sync their inbox across multiple devices </text:span><text:span text:style-name="T8">across insecure channels. </text:span><text:span text:style-name="T9">A more secure way is to send a link to a unique URL that takes the user to a password reset page. </text:span><text:span text:style-name="T10">The risk here is that an attacker might be able to easily access this page if it is not hard to guess. For example, it could take the user’s username as a parameter in the URL which the attacker could easily change to any username and therefore reset other accounts. It would be best to create an extremely long token which would take </text:span><text:soft-page-break/><text:span text:style-name="T10">the place of the user’s username. This could be created from a mixture of things which would be hard for an attacker to try work out/</text:span><text:span text:style-name="T11">reverse engineer</text:span><text:span text:style-name="T10">.</text:span></text:p>
          <text:p text:style-name="P14"/>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6T19:19:55.411434555</meta:creation-date>
    <dc:date>2022-01-30T20:18:26.264666373</dc:date>
    <meta:editing-duration>PT3H1M22S</meta:editing-duration>
    <meta:editing-cycles>31</meta:editing-cycles>
    <meta:generator>LibreOffice/7.2.4.1$Linux_AARCH64 LibreOffice_project/20$Build-1</meta:generator>
    <meta:document-statistic meta:table-count="0" meta:image-count="0" meta:object-count="0" meta:page-count="3" meta:paragraph-count="22" meta:word-count="1001" meta:character-count="5982" meta:non-whitespace-character-count="5015"/>
  </office:meta>
</office:document-meta>
</file>